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Prénom_20_NOM">
      <style:text-properties fo:font-weight="normal" style:font-weight-asian="normal" style:font-weight-complex="bold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Prénom_20_NOM">
      <style:text-properties fo:font-weight="normal" style:font-weight-asian="normal" style:font-weight-complex="bold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P18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line-height="0.459cm" style:snap-to-layout-grid="false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20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763_2069947527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775_2069947527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783_2069947527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Ketty Lacom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792_2069947527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.43.93.41.76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date style:data-style-name="N76" text:date-value="2011-05-24T14:54:57" text:fixed="true">24 mai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En l’absence de démarches d’insertion de votre part malgré nos multiples sollicitations, elle a proposé de suspendre votre allocation RSA d’un montant de <text:s text:c="6"/>€.</text:p>
      <text:p text:style-name="P10"/>
      <text:p text:style-name="P10">Monsieur le Président du Conseil général demande à la Caisse d’Allocations Familiales d’effectuer cette suspension à compter de <text:s text:c="18"/>.</text:p>
      <text:p text:style-name="P10"/>
      <text:p text:style-name="P10">Vous pouvez contester cette décision par un recours administratif dans un délai de deux mois à compter de la réception de cette lettre, auprès de Monsieur le Président du Conseil général, Hôtel du Département – BP 93 – 93006 BOBIGNY Cedex.</text:p>
      <text:p text:style-name="P10"/>
      <text:p text:style-name="P15">Je reste à votre entière disposition pour tout renseignement complémentaire.</text:p>
      <text:p text:style-name="P10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4">Chef de Bureau adjointe de l’accès</text:p>
      <text:p text:style-name="P14">au Droit et à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6:32:00</meta:creation-date>
    <dc:creator>Christian Buffin</dc:creator>
    <dc:date>2011-05-25T15:45:26</dc:date>
    <meta:print-date>2011-05-10T16:31:00</meta:print-date>
    <meta:editing-cycles>7</meta:editing-cycles>
    <meta:editing-duration>PT38M37S</meta:editing-duration>
    <meta:generator>LibreOffice/3.3$Linux LibreOffice_project/330m19$Build-202</meta:generator>
    <meta:document-statistic meta:table-count="1" meta:image-count="0" meta:object-count="0" meta:page-count="1" meta:paragraph-count="21" meta:word-count="162" meta:character-count="1034"/>
    <meta:user-defined meta:name="Info 1"/>
    <meta:user-defined meta:name="Info 2"/>
    <meta:user-defined meta:name="Info 3"/>
    <meta:user-defined meta:name="Info 4"/>
  </office:meta>
</office:document-meta>
</file>